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22f938"/>
    </style:style>
    <style:style style:name="P2" style:family="paragraph" style:parent-style-name="Standard">
      <style:text-properties fo:font-size="2pt" style:font-size-asian="1.75pt" style:font-size-complex="2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office:annotation><dc:creator>sge</dc:creator><dc:date>2017-09-15T09:49:05</dc:date><text:p text:style-name="P3"><text:span text:style-name="T1">do section- for afile in </text:span><text:span text:style-name="T2">view.get_dms_files(limit=1)</text:span></text:p></office:annotation><office:annotation><dc:creator>sge</dc:creator><dc:date>2017-09-15T09:51:30</dc:date><text:p text:style-name="P3"><text:span text:style-name="T2">do text</text:span></text:p><text:p text:style-name="P3"><text:span text:style-name="T2">from pod(content=afile.file.data, format='odt', pageBreakAfter=(not loop.afile.last and 'duplex'), managePageStyles=1, resolveFields='PageCount')</text:span></text:p></office:annotation>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8-02-21T11:32:27.806810491</dc:date>
    <dc:creator>sge</dc:creator>
    <meta:editing-duration>PT2H38M29S</meta:editing-duration>
    <meta:editing-cycles>40</meta:editing-cycles>
    <meta:document-statistic meta:table-count="0" meta:image-count="0" meta:object-count="0" meta:page-count="1" meta:paragraph-count="1" meta:word-count="0" meta:character-count="0" meta:non-whitespace-character-count="0"/>
  </office:meta>
</office:document-meta>
</file>